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color="#000000" fo:font-size="11pt" style:font-size-asian="11pt" style:font-size-complex="11pt"/>
    </style:style>
    <style:style style:name="P2" style:parent-style-name="Standard" style:family="paragraph">
      <style:paragraph-properties fo:text-align="center"/>
      <style:text-properties style:font-name="Calibri" fo:color="#000000" fo:font-size="11pt" style:font-size-asian="11pt" style:font-size-complex="11pt"/>
    </style:style>
    <style:style style:name="P3" style:parent-style-name="Standard" style:family="paragraph">
      <style:paragraph-properties fo:text-align="center"/>
      <style:text-properties style:font-name="Calibri" fo:color="#000000" fo:font-size="11pt" style:font-size-asian="11pt" style:font-size-complex="11pt"/>
    </style:style>
    <style:style style:name="P4" style:parent-style-name="Standard" style:family="paragraph">
      <style:text-properties style:font-name="Calibri" fo:color="#000000" fo:font-size="11pt" style:font-size-asian="11pt" style:font-size-complex="11pt"/>
    </style:style>
    <style:style style:name="P5" style:parent-style-name="Standard" style:family="paragraph">
      <style:text-properties style:font-name="Calibri" fo:color="#000000" fo:font-size="11pt" style:font-size-asian="11pt" style:font-size-complex="11pt"/>
    </style:style>
    <style:style style:name="P6" style:parent-style-name="Standard" style:family="paragraph">
      <style:text-properties style:font-name="Calibri" fo:color="#000000" fo:font-size="11pt" style:font-size-asian="11pt" style:font-size-complex="11pt"/>
    </style:style>
    <style:style style:name="P7" style:parent-style-name="Standard" style:family="paragraph">
      <style:paragraph-properties fo:margin-left="0.25in" fo:text-indent="-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8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9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10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11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12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13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14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15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16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17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18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19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20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21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22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23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24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25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26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27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28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29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30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31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32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33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34" style:parent-style-name="Standard" style:list-style-name="LFO1" style:family="paragraph">
      <style:paragraph-properties fo:margin-left="0.25in">
        <style:tab-stops>
          <style:tab-stop style:type="left" style:position="0.1513in"/>
        </style:tab-stops>
      </style:paragraph-properties>
      <style:text-properties style:font-name="Courier New" fo:color="#000000" fo:font-size="10pt" style:font-size-asian="10pt" style:font-size-complex="10pt"/>
    </style:style>
    <style:style style:name="P35" style:parent-style-name="Standard" style:family="paragraph">
      <style:paragraph-properties fo:margin-left="0.25in" fo:text-indent="-0.25in">
        <style:tab-stops>
          <style:tab-stop style:type="left" style:position="0.1513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36" style:parent-style-name="Standard" style:list-style-name="LFO2" style:family="paragraph">
      <style:paragraph-properties>
        <style:tab-stops>
          <style:tab-stop style:type="left" style:position="-0.3486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37" style:parent-style-name="Standard" style:family="paragraph">
      <style:paragraph-properties fo:margin-left="0.75in">
        <style:tab-stops>
          <style:tab-stop style:type="left" style:position="-0.5986in"/>
        </style:tab-stops>
      </style:paragraph-properties>
      <style:text-properties style:font-name="Calibri" style:font-name-complex="Calibri" fo:color="#000000" fo:font-size="11pt" style:font-size-asian="11pt" style:font-size-complex="11pt" fo:background-color="#FFFF00"/>
    </style:style>
    <style:style style:name="P38" style:parent-style-name="Standard" style:list-style-name="LFO1" style:family="paragraph">
      <style:paragraph-properties>
        <style:tab-stops>
          <style:tab-stop style:type="left" style:position="-0.3486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39" style:parent-style-name="Standard" style:family="paragraph">
      <style:paragraph-properties fo:margin-left="0.75in">
        <style:tab-stops>
          <style:tab-stop style:type="left" style:position="-0.5986in"/>
        </style:tab-stops>
      </style:paragraph-properties>
      <style:text-properties style:font-name="Calibri" style:font-name-complex="Calibri" fo:color="#000000" fo:font-size="11pt" style:font-size-asian="11pt" style:font-size-complex="11pt" fo:background-color="#FFFF00"/>
    </style:style>
    <style:style style:name="P40" style:parent-style-name="Standard" style:list-style-name="LFO1" style:family="paragraph">
      <style:paragraph-properties>
        <style:tab-stops>
          <style:tab-stop style:type="left" style:position="-0.3486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41" style:parent-style-name="Standard" style:family="paragraph">
      <style:paragraph-properties fo:margin-left="0.75in">
        <style:tab-stops>
          <style:tab-stop style:type="left" style:position="-0.5986in"/>
        </style:tab-stops>
      </style:paragraph-properties>
      <style:text-properties style:font-name="Calibri" style:font-name-complex="Calibri" fo:color="#000000" fo:font-size="11pt" style:font-size-asian="11pt" style:font-size-complex="11pt" fo:background-color="#FFFF00"/>
    </style:style>
    <style:style style:name="P42" style:parent-style-name="Standard" style:list-style-name="LFO1" style:family="paragraph">
      <style:paragraph-properties>
        <style:tab-stops>
          <style:tab-stop style:type="left" style:position="-0.3486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43" style:parent-style-name="Standard" style:family="paragraph">
      <style:paragraph-properties fo:margin-left="0.75in">
        <style:tab-stops>
          <style:tab-stop style:type="left" style:position="-0.5986in"/>
        </style:tab-stops>
      </style:paragraph-properties>
      <style:text-properties style:font-name="Calibri" style:font-name-complex="Calibri" fo:color="#000000" fo:font-size="11pt" style:font-size-asian="11pt" style:font-size-complex="11pt" fo:background-color="#FFFF00"/>
    </style:style>
    <style:style style:name="P44" style:parent-style-name="Standard" style:list-style-name="LFO1" style:family="paragraph">
      <style:paragraph-properties>
        <style:tab-stops>
          <style:tab-stop style:type="left" style:position="-0.3486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45" style:parent-style-name="Standard" style:family="paragraph">
      <style:paragraph-properties fo:margin-left="0.75in">
        <style:tab-stops>
          <style:tab-stop style:type="left" style:position="-0.5986in"/>
          <style:tab-stop style:type="left" style:position="5.1562in"/>
        </style:tab-stops>
      </style:paragraph-properties>
      <style:text-properties style:font-name="Calibri" style:font-name-complex="Calibri" fo:color="#000000" fo:font-size="11pt" style:font-size-asian="11pt" style:font-size-complex="11pt" fo:background-color="#FFFF00"/>
    </style:style>
    <style:style style:name="P46" style:parent-style-name="Standard" style:list-style-name="LFO1" style:family="paragraph">
      <style:paragraph-properties>
        <style:tab-stops>
          <style:tab-stop style:type="left" style:position="-0.3486in"/>
        </style:tab-stops>
      </style:paragraph-properties>
      <style:text-properties style:font-name="Calibri" style:font-name-complex="Calibri" fo:color="#000000" fo:font-size="11pt" style:font-size-asian="11pt" style:font-size-complex="11pt"/>
    </style:style>
    <style:style style:name="P47" style:parent-style-name="Standard" style:family="paragraph">
      <style:paragraph-properties fo:margin-left="0.75in">
        <style:tab-stops>
          <style:tab-stop style:type="left" style:position="-0.5986in"/>
        </style:tab-stops>
      </style:paragraph-properties>
    </style:style>
    <style:style style:name="T48" style:parent-style-name="DefaultParagraphFont" style:family="text">
      <style:text-properties style:font-name="Calibri" style:font-name-complex="Calibri" fo:color="#000000" fo:font-size="11pt" style:font-size-asian="11pt" style:font-size-complex="11pt" fo:background-color="#FFFF00"/>
    </style:style>
  </office:automatic-styles>
  <office:body>
    <office:text text:use-soft-page-breaks="true">
      <text:p text:style-name="P1">CS 334: Operating Systems</text:p>
      <text:p text:style-name="P2">Week 6, Activity 1c</text:p>
      <text:p text:style-name="P3"/>
      <text:p text:style-name="P4">Your Name :<text:s/>Penny Silliman</text:p>
      <text:p text:style-name="P5"/>
      <text:p text:style-name="P6">1. Shared Memory. Read POSIX handout and man pthread library. Analyze this code example and be able to answer the following questions. Assume all needed #includes are in use and the code compiles on the UP’s Linux VM.</text:p>
      <text:p text:style-name="P7"/>
      <text:list text:style-name="LFO1" text:continue-numbering="true">
        <text:list-item>
          <text:p text:style-name="P8">int print(char* msg){</text:p>
        </text:list-item>
        <text:list-item>
          <text:p text:style-name="P9"><text:tab/>for(int i=0; i&lt;1000; i++)</text:p>
        </text:list-item>
        <text:list-item>
          <text:p text:style-name="P10"><text:tab/><text:tab/>printf("%s",msg);</text:p>
        </text:list-item>
        <text:list-item>
          <text:p text:style-name="P11"><text:tab/>pthread_exit(EXIT_SUCCESS);</text:p>
        </text:list-item>
        <text:list-item>
          <text:p text:style-name="P12">}</text:p>
        </text:list-item>
        <text:list-item>
          <text:p text:style-name="P13"/>
        </text:list-item>
        <text:list-item>
          <text:p text:style-name="P14">void main(void){</text:p>
        </text:list-item>
        <text:list-item>
          <text:p text:style-name="P15"><text:tab/>pthread_t thread1, thread2;</text:p>
        </text:list-item>
        <text:list-item>
          <text:p text:style-name="P16"><text:tab/>char* message1 ="1";</text:p>
        </text:list-item>
        <text:list-item>
          <text:p text:style-name="P17"><text:tab/>char* message2 ="0";</text:p>
        </text:list-item>
        <text:list-item>
          <text:p text:style-name="P18"/>
        </text:list-item>
        <text:list-item>
          <text:p text:style-name="P19"><text:tab/>if( pthread_create(&amp;thread1,</text:p>
        </text:list-item>
        <text:list-item>
          <text:p text:style-name="P20"><text:tab/><text:tab/>NULL,</text:p>
        </text:list-item>
        <text:list-item>
          <text:p text:style-name="P21"><text:tab/><text:tab/>(void* ) &amp;print,</text:p>
        </text:list-item>
        <text:list-item>
          <text:p text:style-name="P22"><text:tab/><text:tab/>(void* ) message1 ) != 0){</text:p>
        </text:list-item>
        <text:list-item>
          <text:p text:style-name="P23"><text:tab/><text:tab/>perror("thread create failed");</text:p>
        </text:list-item>
        <text:list-item>
          <text:p text:style-name="P24"><text:tab/>}</text:p>
        </text:list-item>
        <text:list-item>
          <text:p text:style-name="P25"><text:tab/>if( pthread_create(&amp;thread2,</text:p>
        </text:list-item>
        <text:list-item>
          <text:p text:style-name="P26"><text:tab/><text:tab/>NULL,</text:p>
        </text:list-item>
        <text:list-item>
          <text:p text:style-name="P27"><text:tab/><text:tab/>(void* ) &amp;print,</text:p>
        </text:list-item>
        <text:list-item>
          <text:p text:style-name="P28"><text:tab/><text:tab/>(void* ) message2 ) != 0){</text:p>
        </text:list-item>
        <text:list-item>
          <text:p text:style-name="P29"><text:tab/><text:tab/>perror("thread create failed");</text:p>
        </text:list-item>
        <text:list-item>
          <text:p text:style-name="P30"><text:tab/>}</text:p>
        </text:list-item>
        <text:list-item>
          <text:p text:style-name="P31"><text:tab/></text:p>
        </text:list-item>
        <text:list-item>
          <text:p text:style-name="P32"><text:tab/>pthread_join(thread1, NULL);</text:p>
        </text:list-item>
        <text:list-item>
          <text:p text:style-name="P33"><text:tab/>pthread_join(thread2, NULL);</text:p>
        </text:list-item>
        <text:list-item>
          <text:p text:style-name="P34">}</text:p>
        </text:list-item>
      </text:list>
      <text:p text:style-name="P35"/>
      <text:list text:style-name="LFO1">
        <text:list-item text:start-value="1">
          <text:p text:style-name="P36">Compile and run the code above. Make sure you include the pthread library using -l gcc parameter. Please explain what does the code above do?</text:p>
        </text:list-item>
      </text:list>
      <text:p text:style-name="P37">The code creates 2 threads that each print a message 1000 times, thread 1 is assigned the string “1” and thread 2 is assigned the string “0”, printing out a seemingly randomly ordered string of 1’s and 0’s.</text:p>
      <text:list text:style-name="LFO1" text:continue-numbering="true">
        <text:list-item>
          <text:p text:style-name="P38">Why is the output of the program “all over the place”?</text:p>
        </text:list-item>
      </text:list>
      <text:p text:style-name="P39">It seems random but that is just how the scheduler manages the output of the program.</text:p>
      <text:list text:style-name="LFO1" text:continue-numbering="true">
        <text:list-item>
          <text:p text:style-name="P40">Change the messages to “CS334 ” and “OS ”, recompile and re-run. The output is still all over the place, but the individual messages are intact! (re-run several times if you see something funny.) Please explain what is happening?</text:p>
        </text:list-item>
      </text:list>
      <text:p text:style-name="P41">The string atomic unit so the string maintains intact.</text:p>
      <text:list text:style-name="LFO1" text:continue-numbering="true">
        <text:list-item>
          <text:p text:style-name="P42">What do the lines 12 and 18 do?</text:p>
        </text:list-item>
      </text:list>
      <text:p text:style-name="P43">Creates a new thread<text:s/>and assigns it the task to print its respective message string.</text:p>
      <text:list text:style-name="LFO1" text:continue-numbering="true">
        <text:list-item>
          <text:p text:style-name="P44">What do the lines 25 and 26 do? Why are these lines needed in the code?</text:p>
        </text:list-item>
      </text:list>
      <text:p text:style-name="P45">It waits for the threads to finish before killing the program.</text:p>
      <text:list text:style-name="LFO1" text:continue-numbering="true">
        <text:list-item>
          <text:p text:style-name="P46">Does your group have any questions about this code?</text:p>
        </text:list-item>
      </text:list>
      <text:p text:style-name="P47"><text:span text:style-name="T48">No we do not have any question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artin</meta:initial-creator>
    <dc:creator>Penny Silliman</dc:creator>
    <meta:creation-date>2024-02-13T17:13:00Z</meta:creation-date>
    <dc:date>2024-02-13T17:13:00Z</dc:date>
    <meta:print-date>2020-02-03T15:15:00Z</meta:print-date>
    <meta:template xlink:href="Normal.dotm" xlink:type="simple"/>
    <meta:editing-cycles>2</meta:editing-cycles>
    <meta:editing-duration>PT240S</meta:editing-duration>
    <meta:document-statistic meta:page-count="1" meta:paragraph-count="3" meta:word-count="284" meta:character-count="1906" meta:row-count="13" meta:non-whitespace-character-count="1625"/>
  </office:meta>
</office:document-meta>
</file>